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draw:marker-start-width="0.275cm" draw:marker-end-width="0.275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359cm" fo:min-width="1.756cm" fo:padding-top="0cm" fo:padding-bottom="0cm" fo:padding-left="0cm" fo:padding-right="0cm"/>
    </style:style>
    <style:style style:name="gr7" style:family="graphic" style:parent-style-name="standard">
      <style:graphic-properties svg:stroke-width="0.05cm" draw:marker-start-width="0.275cm" draw:marker-end-width="0.275cm" draw:fill="solid" draw:fill-color="#e6e6e6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cm" fo:min-width="0.862cm" fo:padding-top="0cm" fo:padding-bottom="0cm" fo:padding-left="0cm" fo:padding-right="0cm"/>
    </style:style>
    <style:style style:name="gr9" style:family="graphic" style:parent-style-name="standard">
      <style:graphic-properties draw:stroke="dash" draw:stroke-dash="Fine_20_Dashed_20__28_var_29_" svg:stroke-width="0.051cm" draw:marker-start-width="0.276cm" draw:marker-end="Arrow" draw:marker-end-width="0.279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stroke-dash="Fine_20_Dashed_20__28_var_29_"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justify" draw:auto-grow-height="true" draw:auto-grow-width="true" fo:min-height="0.359cm" fo:min-width="0.783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family="Helvetica" style:font-family-generic="swiss"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Helvetica" style:font-family-generic="swiss" fo:font-size="8pt" style:font-size-asian="8pt" style:font-size-complex="8pt"/>
    </style:style>
    <style:style style:name="T1" style:family="text">
      <style:text-properties fo:font-family="Helvetica" style:font-family-generic="swiss" fo:font-size="10pt" style:font-size-asian="10pt" style:font-size-complex="10pt"/>
    </style:style>
    <style:style style:name="T2" style:family="text">
      <style:text-properties fo:font-family="Helvetica" style:font-family-generic="swiss"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2.214cm" svg:height="0.838cm" svg:x="20.747cm" svg:y="11.966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2.212cm" svg:height="0.836cm" svg:x="20.873cm" svg:y="12.073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2.213cm" svg:height="0.838cm" svg:x="20.998cm" svg:y="12.196cm">
              <text:p text:style-name="P2"><text:span text:style-name="T1">VHDL/Verilog</text:span></text:p>
              <text:p text:style-name="P2"><text:span text:style-name="T1"><text:s/></text:span><text:span text:style-name="T1">descriptions</text:span></text:p>
              <draw:enhanced-geometry svg:viewBox="0 0 21600 21600" draw:type="rectangle" draw:enhanced-path="M 0 0 L 21600 0 21600 21600 0 21600 0 0 Z N"/>
            </draw:custom-shape>
          </draw:g>
        </draw:g>
        <draw:custom-shape draw:style-name="gr3" draw:text-style-name="P1" draw:layer="layout" svg:width="2.55cm" svg:height="0.99cm" svg:x="23.101cm" svg:y="13.89cm">
          <text:p text:style-name="P2"><text:span text:style-name="T1">HW netlist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2.214cm" svg:height="0.838cm" svg:x="20.747cm" svg:y="10.4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2.212cm" svg:height="0.836cm" svg:x="20.873cm" svg:y="10.5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2.213cm" svg:height="0.838cm" svg:x="20.998cm" svg:y="10.645cm">
            <text:p text:style-name="P2"><text:span text:style-name="T1">SystemC</text:span></text:p>
            <text:p text:style-name="P2"><text:span text:style-name="T1">model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4" draw:text-style-name="P2" draw:layer="layout" svg:width="0.763cm" svg:height="1.982cm" draw:transform="rotate (-1.57079632679579) translate (25.351cm 11.956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1.799cm" svg:height="1.228cm" draw:transform="rotate (-1.57079632679579) translate (25.013cm 11.961cm)">
            <text:p/>
            <draw:enhanced-geometry svg:viewBox="0 0 21600 21600" draw:mirror-horizontal="true" draw:mirror-vertical="false" draw:text-areas="0 ?f0 ?f5 ?f2" draw:type="right-arrow" draw:modifiers="17962.3752969121 5585.2242744063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draw:layer="layout" svg:width="0.715cm" svg:height="0.207cm" draw:transform="rotate (-1.57079632679579) translate (24.23cm 11.981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draw:layer="layout" svg:width="-0.548cm" svg:height="-0.23cm" svg:x="24.674cm" svg:y="12.85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draw:layer="layout" svg:width="0.715cm" svg:height="0.208cm" draw:transform="rotate (-1.57079632679579) translate (24.78cm 11.982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6" draw:text-style-name="P3" draw:layer="layout" svg:width="1.801cm" svg:height="0.359cm" svg:x="23.444cm" svg:y="12.175cm">
            <draw:text-box>
              <text:p text:style-name="P2"><text:span text:style-name="T2">RTL synthesis</text:span></text:p>
            </draw:text-box>
          </draw:frame>
        </draw:g>
        <draw:g>
          <draw:custom-shape draw:style-name="gr7" draw:text-style-name="P2" draw:layer="layout" svg:width="2.45cm" svg:height="2.319cm" draw:transform="rotate (-1.57079632679579) translate (20.635cm 10.453cm)">
            <text:p/>
            <draw:enhanced-geometry svg:viewBox="0 0 787 799" draw:mirror-horizontal="false" draw:mirror-vertical="false" draw:type="non-primitive" draw:enhanced-path="M 439 12 L 535 102 391 246 252 108 349 12 0 0 12 348 108 258 282 433 282 799 511 799 511 427 685 252 781 348 787 0 439 12 Z N"/>
          </draw:custom-shape>
          <draw:frame draw:style-name="gr8" draw:text-style-name="P3" draw:layer="layout" svg:width="1.259cm" svg:height="0.357cm" svg:x="18.475cm" svg:y="11.506cm">
            <draw:text-box>
              <text:p text:style-name="P2"><text:span text:style-name="T2">CatapultC</text:span></text:p>
            </draw:text-box>
          </draw:frame>
        </draw:g>
        <draw:g draw:id="id4">
          <draw:glue-point draw:id="4" svg:x="2.459cm" svg:y="-4.099cm"/>
          <draw:g draw:id="id1">
            <draw:custom-shape draw:style-name="gr1" draw:text-style-name="P1" draw:layer="layout" svg:width="1.939cm" svg:height="0.838cm" svg:x="13.772cm" svg:y="12.21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94cm" svg:height="0.836cm" svg:x="13.881cm" svg:y="12.321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.939cm" svg:height="0.838cm" svg:x="13.992cm" svg:y="12.444cm">
              <text:p text:style-name="P2"><text:span text:style-name="T1">HW</text:span></text:p>
              <text:p text:style-name="P2"><text:span text:style-name="T1">C++ c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939cm" svg:height="0.838cm" svg:x="16.036cm" svg:y="10.3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94cm" svg:height="0.836cm" svg:x="16.145cm" svg:y="10.46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.939cm" svg:height="0.838cm" svg:x="16.256cm" svg:y="10.592cm">
              <text:p text:style-name="P2"><text:span text:style-name="T1">SW proxie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" draw:text-style-name="P1" draw:layer="layout" svg:width="1.939cm" svg:height="0.838cm" svg:x="16.036cm" svg:y="12.2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4cm" svg:height="0.836cm" svg:x="16.145cm" svg:y="12.347cm">
              <text:p/>
              <draw:enhanced-geometry svg:viewBox="0 0 21600 21600" draw:type="rectangle" draw:enhanced-path="M 0 0 L 21600 0 21600 21600 0 21600 0 0 Z N"/>
            </draw:custom-shape>
            <draw:custom-shape draw:style-name="gr2" draw:text-style-name="P1" draw:layer="layout" svg:width="1.939cm" svg:height="0.838cm" svg:x="16.256cm" svg:y="12.47cm">
              <text:p text:style-name="P2"><text:span text:style-name="T1">Synthesis</text:span></text:p>
              <text:p text:style-name="P2"><text:span text:style-name="T1">directives</text:span></text:p>
              <draw:enhanced-geometry svg:viewBox="0 0 21600 21600" draw:type="rectangle" draw:enhanced-path="M 0 0 L 21600 0 21600 21600 0 21600 0 0 Z N"/>
            </draw:custom-shape>
          </draw:g>
          <draw:g draw:id="id2">
            <draw:custom-shape draw:style-name="gr1" draw:text-style-name="P1" draw:layer="layout" svg:width="1.939cm" svg:height="0.838cm" svg:x="13.772cm" svg:y="10.3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" draw:text-style-name="P1" draw:layer="layout" svg:width="1.94cm" svg:height="0.836cm" svg:x="13.881cm" svg:y="10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" draw:text-style-name="P1" draw:layer="layout" svg:width="1.939cm" svg:height="0.838cm" svg:x="13.992cm" svg:y="10.585cm">
              <text:p text:style-name="P2"><text:span text:style-name="T1">HW agent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9" draw:text-style-name="P2" draw:layer="layout" draw:type="line" svg:x1="14.851cm" svg:y1="12.214cm" svg:x2="14.851cm" svg:y2="11.423cm" draw:start-shape="id1" draw:end-shape="id2" draw:end-glue-point="2" svg:d="m14851 12214v-791">
            <text:p/>
          </draw:connector>
        </draw:g>
        <draw:custom-shape draw:style-name="gr3" draw:text-style-name="P1" draw:layer="layout" svg:width="2.058cm" svg:height="1.93cm" svg:x="25.47cm" svg:y="10.844cm">
          <text:p text:style-name="P2"><text:span text:style-name="T1">HW platform</text:span></text:p>
          <text:p text:style-name="P2"><text:span text:style-name="T1">libra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 draw:id="id3">
          <draw:glue-point draw:id="4" svg:x="3.991cm" svg:y="-0.035cm"/>
          <draw:custom-shape draw:style-name="gr10" draw:text-style-name="P1" draw:layer="layout" svg:width="1.939cm" svg:height="0.838cm" svg:x="16.116cm" svg:y="8.578cm">
            <text:p text:style-name="P2"><text:span text:style-name="T1">From</text:span></text:p>
            <text:p text:style-name="P2"><text:span text:style-name="T1">software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0.763cm" svg:height="1.982cm" draw:transform="rotate (1.5707963267946) translate (23.369cm 11.493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4" draw:text-style-name="P2" draw:layer="layout" svg:width="1.799cm" svg:height="1.228cm" draw:transform="rotate (1.5707963267946) translate (23.707cm 11.488cm)">
            <text:p/>
            <draw:enhanced-geometry svg:viewBox="0 0 21600 21600" draw:mirror-horizontal="true" draw:mirror-vertical="false" draw:text-areas="0 ?f0 ?f5 ?f2" draw:type="right-arrow" draw:modifiers="17962.3752969121 5585.2242744063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" draw:text-style-name="P2" draw:layer="layout" svg:width="0.715cm" svg:height="0.208cm" draw:transform="rotate (1.5707963267946) translate (24.483cm 11.468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draw:layer="layout" svg:width="0.548cm" svg:height="0.23cm" svg:x="24.046cm" svg:y="10.593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5" draw:text-style-name="P2" draw:layer="layout" svg:width="0.715cm" svg:height="0.208cm" draw:transform="rotate (1.5707963267946) translate (23.937cm 11.467cm)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frame draw:style-name="gr11" draw:text-style-name="P3" draw:layer="layout" svg:width="0.783cm" svg:height="0.359cm" svg:x="23.984cm" svg:y="10.914cm">
            <draw:text-box>
              <text:p text:style-name="P2"><text:span text:style-name="T2">GCC</text:span></text:p>
            </draw:text-box>
          </draw:frame>
        </draw:g>
        <draw:connector draw:style-name="gr9" draw:text-style-name="P2" draw:layer="layout" draw:type="line" svg:x1="17.085cm" svg:y1="9.416cm" svg:x2="17.07cm" svg:y2="10.621cm" draw:start-shape="id3" draw:start-glue-point="2" draw:end-shape="id4" draw:end-glue-point="4" svg:d="m17085 9416-15 1205">
          <text:p/>
        </draw:connector>
        <draw:connector draw:style-name="gr9" draw:text-style-name="P2" draw:layer="layout" draw:type="line" svg:x1="17.858cm" svg:y1="8.995cm" svg:x2="22.942cm" svg:y2="8.982cm" draw:start-shape="id3" draw:start-glue-point="4" draw:end-shape="id5" draw:end-glue-point="3" svg:d="m17858 8995 5084-13">
          <text:p/>
        </draw:connector>
        <draw:g draw:id="id5">
          <draw:custom-shape draw:style-name="gr3" draw:text-style-name="P1" draw:layer="layout" svg:width="2.669cm" svg:height="1.1cm" svg:x="22.942cm" svg:y="8.432cm">
            <text:p text:style-name="P2"><text:span text:style-name="T1">SystemC</text:span></text:p>
            <text:p text:style-name="P2"><text:span text:style-name="T1">virtual platform</text:span></text:p>
            <draw:enhanced-geometry svg:viewBox="0 0 21600 21600" draw:glue-points="?f7 0 ?f6 ?f1 0 ?f10 ?f6 21600 ?f4 ?f10 21600 ?f9" draw:path-stretchpoint-x="10800" draw:path-stretchpoint-y="10800" draw:text-areas="0 ?f1 ?f4 ?f12" draw:type="cube" draw:modifiers="4322.91105121294" draw:enhanced-path="M 0 ?f12 L 0 ?f1 ?f2 0 ?f11 0 ?f11 ?f3 ?f4 ?f12 Z N M 0 ?f1 L ?f2 0 ?f11 0 ?f4 ?f1 Z N M ?f4 ?f12 L ?f4 ?f1 ?f11 0 ?f11 ?f3 Z N">
              <draw:equation draw:name="f0" draw:formula="$0 "/>
              <draw:equation draw:name="f1" draw:formula="top+?f0 "/>
              <draw:equation draw:name="f2" draw:formula="left+?f0 "/>
              <draw:equation draw:name="f3" draw:formula="bottom-?f0 "/>
              <draw:equation draw:name="f4" draw:formula="right-?f0 "/>
              <draw:equation draw:name="f5" draw:formula="right-?f2 "/>
              <draw:equation draw:name="f6" draw:formula="?f5 /2"/>
              <draw:equation draw:name="f7" draw:formula="?f2 +?f6 "/>
              <draw:equation draw:name="f8" draw:formula="bottom-?f1 "/>
              <draw:equation draw:name="f9" draw:formula="?f8 /2"/>
              <draw:equation draw:name="f10" draw:formula="?f1 +?f9 "/>
              <draw:equation draw:name="f11" draw:formula="right"/>
              <draw:equation draw:name="f12" draw:formula="bottom"/>
              <draw:handle draw:handle-position="left $0" draw:handle-switched="true" draw:handle-range-y-minimum="0" draw:handle-range-y-maximum="21600"/>
            </draw:enhanced-geometry>
          </draw:custom-shape>
          <draw:custom-shape draw:style-name="gr12" draw:text-style-name="P2" draw:layer="layout" svg:width="0.198cm" svg:height="0.103cm" svg:x="25.084cm" svg:y="8.868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ago Mück</meta:initial-creator>
    <meta:creation-date>2011-01-28T14:48:19</meta:creation-date>
    <dc:date>2012-07-19T12:58:10</dc:date>
    <meta:editing-duration>PT14H38M38S</meta:editing-duration>
    <meta:editing-cycles>121</meta:editing-cycles>
    <meta:generator>OpenOffice.org/3.0$Linux OpenOffice.org_project/300m15$Build-9379</meta:generator>
    <meta:print-date>2011-08-20T15:00:02</meta:print-date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